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2.477cm" fo:margin-left="1cm" table:align="left"/>
    </style:style>
    <style:style style:name="Tabelle4.A" style:family="table-column">
      <style:table-column-properties style:column-width="2.477cm"/>
    </style:style>
    <style:style style:name="Tabelle4.A1" style:family="table-cell">
      <style:table-cell-properties style:vertical-align="middle" fo:padding="0.049cm" fo:border="none"/>
    </style:style>
    <style:style style:name="P1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6" style:family="paragraph" style:parent-style-name="Text_20_body" style:list-style-name="L4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7" style:family="paragraph" style:parent-style-name="Text_20_body" style:list-style-name="L5">
      <style:paragraph-properties fo:text-align="start" style:justify-single-word="false"/>
      <style:text-properties style:font-name="Cambria" fo:font-size="10pt" style:font-size-asian="10pt" style:font-size-complex="10pt"/>
    </style:style>
    <style:style style:name="P8" style:family="paragraph" style:parent-style-name="Text_20_body" style:list-style-name="L5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style:font-name="Cambria" fo:font-size="10pt" style:font-size-asian="10pt" style:font-size-complex="10pt"/>
    </style:style>
    <style:style style:name="P10" style:family="paragraph" style:parent-style-name="Heading_20_4">
      <style:paragraph-properties fo:text-align="justify" style:justify-single-word="false"/>
      <style:text-properties style:font-name="Cambria" fo:font-size="9pt" style:font-size-asian="9pt" style:font-size-complex="9pt"/>
    </style:style>
    <style:style style:name="P11" style:family="paragraph" style:parent-style-name="Heading_20_4">
      <style:paragraph-properties fo:text-align="justify" style:justify-single-word="false"/>
    </style:style>
    <style:style style:name="P12" style:family="paragraph" style:parent-style-name="Heading_20_4">
      <style:paragraph-properties fo:text-align="justify" style:justify-single-word="false" fo:break-before="column"/>
      <style:text-properties style:font-name="Cambria" fo:font-size="10pt" style:font-size-asian="10pt" style:font-size-complex="10pt"/>
    </style:style>
    <style:style style:name="P13" style:family="paragraph" style:parent-style-name="Heading_20_4">
      <style:paragraph-properties fo:text-align="justify" style:justify-single-word="false" fo:break-before="column"/>
      <style:text-properties style:font-name="Cambria" fo:font-size="9pt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16" style:family="paragraph" style:parent-style-name="Frame_20_contents">
      <style:paragraph-properties fo:text-align="justify" style:justify-single-word="false"/>
      <style:text-properties style:font-name="Cambria" fo:font-size="10pt" fo:font-style="italic" style:font-size-asian="10pt" style:font-style-asian="italic" style:font-size-complex="10pt" style:font-style-complex="italic"/>
    </style:style>
    <style:style style:name="P17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20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Cambria"/>
    </style:style>
    <style:style style:name="T7" style:family="text">
      <style:text-properties style:font-name="Cambria"/>
    </style:style>
    <style:style style:name="T8" style:family="text">
      <style:text-properties style:font-name="Cambria" fo:font-size="10pt" style:font-size-asian="10pt" style:font-size-complex="10pt"/>
    </style:style>
    <style:style style:name="T9" style:family="text">
      <style:text-properties style:font-name="Cambria" fo:font-style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protect="position" style:wrap="none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7.661cm" draw:z-index="0">
        <draw:text-box fo:min-height="1.903cm">
          <text:p text:style-name="P1">Konzepte der Programmiersprachen, Sommersemester 2012</text:p>
          <text:p text:style-name="P2">Übung zur Bedeutung von BSL-Programmen</text:p>
        </draw:text-box>
      </draw:frame>
      <draw:frame draw:style-name="fr2" draw:name="Rahmen2" text:anchor-type="page" text:anchor-page-number="1" svg:x="1cm" svg:y="12.621cm" svg:width="27.661cm" draw:z-index="1">
        <draw:text-box fo:min-height="7.451cm">
          <text:p text:style-name="P3"><text:span text:style-name="T1"/></text:p>
          <text:p text:style-name="P3"><text:span text:style-name="T1">Aufgabe: </text:span><text:span text:style-name="T2">Erweitern Sie die Reduktionsregeln von BSL, um auch Ausdrücke mit </text:span>and<text:span text:style-name="T2"> und Ausdrücke mit </text:span>or<text:span text:style-name="T2"> zu berücksichtigen.</text:span></text:p>
        </draw:text-box>
      </draw:frame>
      <text:h text:style-name="P11" text:outline-level="4"><text:span text:style-name="T8">1.4</text:span><text:bookmark text:name="(part._semanticsofexpressions)"/><text:span text:style-name="Teletype"><text:span text:style-name="T8"> </text:span></text:span><text:span text:style-name="T8">Bedeutung von BSL Ausdrücken</text:span></text:h>
      <text:p text:style-name="P5">Diese Vorschriften können wir als Anleitung zur schritt­weisen <text:span text:style-name="T3">Reduktion</text:span> von Programmen auffassen. Wir schreiben <text:span text:style-name="T3">e</text:span> → <text:span text:style-name="T3">e</text:span>’ um zu sagen, dass <text:span text:style-name="T3">e</text:span> in einem Schritt zu <text:span text:style-name="T3">e</text:span>’ reduziert werden kann. Werte können nicht reduziert werden. Die Reduktion ist wie folgt definiert:</text:p>
      <text:list xml:id="list33315403" text:style-name="L4">
        <text:list-item>
          <text:p text:style-name="P6">Falls der Ausdruck die Form (f <text:span text:style-name="T3">v</text:span><text:span text:style-name="T5">1</text:span> … <text:span text:style-name="T3">v</text:span><text:span text:style-name="T5">n</text:span>) hat und die Anwendung von f auf v<text:span text:style-name="T5">1</text:span>, … ,v<text:span text:style-name="T5">n</text:span> den Wert v ergibt, dann (f <text:span text:style-name="T3">v</text:span><text:span text:style-name="T5">1</text:span> … <text:span text:style-name="T3">v</text:span><text:span text:style-name="T5">n</text:span>) → v.</text:p>
        </text:list-item>
        <text:list-item>
          <text:p text:style-name="P6">Falls ein Audruck <text:span text:style-name="T3">e</text:span><text:span text:style-name="T5">1</text:span> einen Unterausdruck <text:span text:style-name="T3">e</text:span><text:span text:style-name="T5">2</text:span> in einer <text:span text:style-name="T3">Auswertungsposition</text:span> enthält, der reduziert werden kann, also <text:span text:style-name="T3">e</text:span><text:span text:style-name="T5">2</text:span> → <text:span text:style-name="T3">e</text:span><text:span text:style-name="T5">2</text:span>’, dann gilt <text:span text:style-name="T3">e</text:span><text:span text:style-name="T5">1</text:span> → <text:span text:style-name="T3">e</text:span><text:span text:style-name="T5">1</text:span>’, wobei <text:span text:style-name="T3">e</text:span><text:span text:style-name="T5">1</text:span>’ aus <text:span text:style-name="T3">e</text:span><text:span text:style-name="T5">1</text:span> entsteht indem <text:span text:style-name="T3">e</text:span><text:span text:style-name="T5">2</text:span> durch <text:span text:style-name="T3">e</text:span><text:span text:style-name="T5">2</text:span>’ ersetzt wird.</text:p>
        </text:list-item>
      </text:list>
      <text:p text:style-name="P9">Die letzte Regel nennen wir die <text:span text:style-name="T3">Kongruenzregel</text:span>. In dem Teil der Sprache, den Sie bereits kennengelernt haben, sind <text:span text:style-name="T3">alle</text:span> Positionen von Unterausdrücken Auswertungs­positionen. Da bisher nur Funktionsaufrufe Unter­ausdrücke haben, daher gilt in diesem Fall folgender Spezial­fall der Kongruenz­regel: Fall <text:span text:style-name="T3">e</text:span><text:span text:style-name="T5">i</text:span> → <text:span text:style-name="T3">e</text:span><text:span text:style-name="T5">i</text:span>’, dann</text:p>
      <text:p text:style-name="P5">(f <text:span text:style-name="T3">e</text:span><text:span text:style-name="T5">1</text:span> … <text:span text:style-name="T3">e</text:span><text:span text:style-name="T5">n</text:span>) → (f <text:span text:style-name="T3">e</text:span><text:span text:style-name="T5">1</text:span> … <text:span text:style-name="T3">e</text:span><text:span text:style-name="T5">i-1</text:span> <text:span text:style-name="T3">e</text:span><text:span text:style-name="T5">i</text:span>’ <text:span text:style-name="T3">e</text:span><text:span text:style-name="T5">i+1</text:span> …).</text:p>
      <text:h text:style-name="P12" text:outline-level="4">2.3<text:bookmark text:name="(part._.Bedeutung_von_.Funktionsdefinitionen)"/><text:span text:style-name="Teletype"><text:span text:style-name="T7"> </text:span></text:span>Bedeutung von Funktionsdefinitionen</text:h>
      <text:p text:style-name="P5">Die Auswertungsregeln aus <text:span text:style-name="T2">Bedeutung von BSL Ausdrücken</text:span> werden nun zur Berücksichtigung von Funktions­definitionen wie folgt erweitert: </text:p>
      <text:list xml:id="list33204321" text:style-name="L4">
        <text:list-item>
          <text:p text:style-name="P6">Falls der Ausdruck die Form (f <text:span text:style-name="T3">v</text:span><text:span text:style-name="T5">1</text:span> … <text:span text:style-name="T3">v</text:span><text:span text:style-name="T5">n</text:span>) hat und f eine primitive (eingebaute) Funktion ist und die An­wendung von f auf <text:span text:style-name="T3">v</text:span><text:span text:style-name="T5">1</text:span>, …,<text:span text:style-name="T3">v</text:span><text:span text:style-name="T5">n</text:span> den Wert v ergibt, dann<text:line-break/>(f <text:span text:style-name="T3">v</text:span><text:span text:style-name="T5">1</text:span> … <text:span text:style-name="T3">v</text:span><text:span text:style-name="T5">n</text:span>) → v.</text:p>
        </text:list-item>
        <text:list-item>
          <text:p text:style-name="P6">Falls der Ausdruck die Form (f <text:span text:style-name="T3">v</text:span><text:span text:style-name="T5">1</text:span> … <text:span text:style-name="T3">v</text:span><text:span text:style-name="T5">n</text:span>) hat und f <text:span text:style-name="T3">keine</text:span> primitive Funktion ist und der Kontext die Funktions­definition </text:p>
          <text:p text:style-name="P6">(define (f <text:span text:style-name="T3">x</text:span><text:span text:style-name="T5">1 </text:span>… <text:span text:style-name="T3">x</text:span><text:span text:style-name="T5">n</text:span>) BodyExpression)</text:p>
          <text:p text:style-name="P6">enthält, dann (f <text:span text:style-name="T3">v</text:span><text:span text:style-name="T5">1</text:span> … <text:span text:style-name="T3">v</text:span><text:span text:style-name="T5">n</text:span>) → NewBody, wobei NewBody aus BodyExpression entsteht, indem man alle Vor­kommen von <text:span text:style-name="T3">x</text:span><text:span text:style-name="T5">i</text:span> durch <text:span text:style-name="T3">v</text:span><text:span text:style-name="T5">i</text:span> ersetzt (für I = 1 … n).</text:p>
        </text:list-item>
      </text:list>
      <text:p text:style-name="P9">Unverändert gilt die Kongruenzregel aus <text:span text:style-name="T2">Bedeutung von BSL Ausdrücken</text:span>.</text:p>
      <text:h text:style-name="P10" text:outline-level="4"><text:span text:style-name="T10"/></text:h>
      <text:h text:style-name="P13" text:outline-level="4"><text:span text:style-name="T10">2.5</text:span><text:bookmark text:name="(part._kondsem)"/><text:span text:style-name="Teletype"><text:span text:style-name="T8"> </text:span></text:span><text:span text:style-name="T10">Bedeutung konditionaler Ausdrücke</text:span></text:h>
      <text:p text:style-name="P5">Die Reduktionsregeln für BSL müssen wir zur Berück­sichtigung konditionaler Audrücke um folgende <text:s/>Regeln ergänzen:</text:p>
      <text:list xml:id="list33323448" text:style-name="L5">
        <text:list-item>
          <text:p text:style-name="P7">(cond [false <text:span text:style-name="T3">e</text:span>] [<text:span text:style-name="T3">e</text:span><text:span text:style-name="T5">2</text:span> <text:span text:style-name="T3">e</text:span><text:span text:style-name="T5">3</text:span>] … [<text:span text:style-name="T3">e</text:span><text:span text:style-name="T5">n-1</text:span> <text:span text:style-name="T3">e</text:span><text:span text:style-name="T5">n</text:span>]) →<text:line-break/>(cond [<text:span text:style-name="T3">e</text:span><text:span text:style-name="T5">2</text:span> <text:span text:style-name="T3">e</text:span><text:span text:style-name="T5">3</text:span>] … [<text:span text:style-name="T3">e</text:span><text:span text:style-name="T5">n-1</text:span> <text:span text:style-name="T3">e</text:span><text:span text:style-name="T5">n</text:span>])</text:p>
        </text:list-item>
        <text:list-item>
          <text:p text:style-name="P8"><text:span text:style-name="T7">(cond [true </text:span><text:span text:style-name="T9">e</text:span><text:span text:style-name="T7">] [</text:span><text:span text:style-name="T9">e</text:span><text:span text:style-name="T6">2</text:span><text:span text:style-name="T7"> </text:span><text:span text:style-name="T9">e</text:span><text:span text:style-name="T6">3</text:span><text:span text:style-name="T7">] … [</text:span><text:span text:style-name="T9">e</text:span><text:span text:style-name="T6">n-1</text:span><text:span text:style-name="T7"> </text:span><text:span text:style-name="T9">e</text:span><text:span text:style-name="T6">n</text:span><text:span text:style-name="T7">]) → </text:span><text:span text:style-name="T9">e</text:span></text:p>
        </text:list-item>
      </text:list>
      <text:p text:style-name="P5">Außerdem ergänzen wir die Auswertungspositionen, die in der Kongruenzregel verwendet werden können wie folgt: In einem Ausdruck der Form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4"><text:span text:style-name="T7">(cond [</text:span><text:span text:style-name="T9">e</text:span><text:span text:style-name="T6">0</text:span><text:span text:style-name="T7"> </text:span><text:span text:style-name="T9">e</text:span><text:span text:style-name="T6">1</text:span><text:span text:style-name="T7">]</text:span></text:p>
          </table:table-cell>
        </table:table-row>
        <table:table-row>
          <table:table-cell table:style-name="Tabelle4.A1" office:value-type="string">
            <text:p text:style-name="P15">      [<text:span text:style-name="T3">e</text:span><text:span text:style-name="T5">2</text:span> <text:span text:style-name="T3">e</text:span><text:span text:style-name="T5">3</text:span>]</text:p>
          </table:table-cell>
        </table:table-row>
        <table:table-row>
          <table:table-cell table:style-name="Tabelle4.A1" office:value-type="string">
            <text:p text:style-name="P14"><text:span text:style-name="T7">      …</text:span></text:p>
          </table:table-cell>
        </table:table-row>
        <table:table-row>
          <table:table-cell table:style-name="Tabelle4.A1" office:value-type="string">
            <text:p text:style-name="P15">      [<text:span text:style-name="T3">e</text:span><text:span text:style-name="T5">n-1</text:span> <text:span text:style-name="T3">e</text:span><text:span text:style-name="T5">n</text:span>])</text:p>
          </table:table-cell>
        </table:table-row>
      </table:table>
      <text:p text:style-name="P5">ist der Ausdruck <text:span text:style-name="T3">e</text:span><text:span text:style-name="T5">0</text:span> in einer Auswertungsposition, aber nicht <text:span text:style-name="T3">e</text:span><text:span text:style-name="T5">1</text:span>, …, <text:span text:style-name="T3">e</text:span><text:span text:style-name="T5">n</text:span> 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3" fo:column-gap="0.6cm">
          <style:column-sep style:width="0.002cm" style:color="#000000" style:height="100%"/>
          <style:column style:rel-width="5177*" fo:start-indent="0cm" fo:end-indent="0.3cm"/>
          <style:column style:rel-width="5347*" fo:start-indent="0.3cm" fo:end-indent="0.3cm"/>
          <style:column style:rel-width="5179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4-26T12:57:48.39</meta:creation-date>
    <dc:date>2012-04-26T13:38:16.37</dc:date>
    <dc:creator>Tillmann Rendel</dc:creator>
    <meta:editing-duration>PT00H09M33S</meta:editing-duration>
    <meta:editing-cycles>3</meta:editing-cycles>
    <meta:generator>OpenOffice.org/3.1$Win32 OpenOffice.org_project/310m19$Build-9420</meta:generator>
    <meta:printed-by>Tillmann Rendel</meta:printed-by>
    <meta:print-date>2012-04-26T13:34:43.30</meta:print-date>
    <meta:document-statistic meta:table-count="1" meta:image-count="0" meta:object-count="0" meta:page-count="1" meta:paragraph-count="26" meta:word-count="408" meta:character-count="2417"/>
  </office:meta>
</office:document-meta>
</file>